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weight="bold" style:font-weight-asian="bold" style:font-weight-complex="bold"/>
    </style:style>
    <style:style style:name="P2" style:family="paragraph" style:parent-style-name="Standard">
      <style:paragraph-properties fo:text-align="center" style:justify-single-word="false"/>
      <style:text-properties fo:color="#00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color="#000000"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000000"/>
    </style:style>
    <style:style style:name="P6" style:family="paragraph" style:parent-style-name="Standard">
      <style:paragraph-properties fo:text-align="justify" style:justify-single-word="false"/>
      <style:text-properties fo:color="#000000" fo:font-size="12pt" style:text-underline-style="solid" style:text-underline-width="auto" style:text-underline-color="font-color"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color="#000000" fo:font-size="12pt" style:text-underline-style="solid" style:text-underline-width="auto" style:text-underline-color="font-color"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fo:font-size="12pt" style:text-underline-style="none" fo:font-weight="bold"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color="#000000"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13" style:family="paragraph" style:parent-style-name="Standard" style:list-style-name="L1">
      <style:paragraph-properties fo:text-align="justify" style:justify-single-word="false"/>
      <style:text-properties fo:color="#000000"/>
    </style:style>
    <style:style style:name="P14" style:family="paragraph" style:parent-style-name="Standard" style:list-style-name="L2">
      <style:paragraph-properties fo:text-align="justify" style:justify-single-word="false"/>
      <style:text-properties fo:color="#000000"/>
    </style:style>
    <style:style style:name="P15" style:family="paragraph" style:parent-style-name="Standard">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16" style:family="paragraph" style:parent-style-name="Standard" style:list-style-name="L3">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17" style:family="paragraph" style:parent-style-name="Standard" style:list-style-name="L4">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18" style:family="paragraph" style:parent-style-name="Standard" style:list-style-name="L5">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19" style:family="paragraph" style:parent-style-name="Standard" style:list-style-name="L6">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20" style:family="paragraph" style:parent-style-name="Standard" style:list-style-name="L7">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21" style:family="paragraph" style:parent-style-name="Standard" style:list-style-name="L8">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22" style:family="paragraph" style:parent-style-name="Standard" style:list-style-name="L9">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23" style:family="paragraph" style:parent-style-name="Standard" style:list-style-name="L10">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24" style:family="paragraph" style:parent-style-name="Standard" style:list-style-name="L11">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25" style:family="paragraph" style:parent-style-name="Standard" style:list-style-name="L12">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26" style:family="paragraph" style:parent-style-name="Standard" style:list-style-name="L13">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27" style:family="paragraph">
      <style:paragraph-properties fo:text-align="center"/>
    </style:style>
    <style:style style:name="P28" style:family="paragraph">
      <style:paragraph-properties fo:text-align="center"/>
      <style:text-properties fo:color="#000000"/>
    </style:style>
    <style:style style:name="P29" style:family="paragraph">
      <style:paragraph-properties fo:text-align="center"/>
      <style:text-properties fo:color="#000000" style:font-size-asian="10.5pt" style:font-weight-asian="normal"/>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style:text-underline-style="solid" style:text-underline-width="auto" style:text-underline-color="font-color"/>
    </style:style>
    <style:style style:name="T6" style:family="text">
      <style:text-properties fo:color="#000000" style:font-size-asian="10.5pt" style:font-weight-asian="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_20__28_var_29_" svg:stroke-color="#000000"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MA</text:p>
      <text:p text:style-name="P2"/>
      <text:p text:style-name="P2"/>
      <text:p text:style-name="P3">Introduction</text:p>
      <text:p text:style-name="P5"/>
      <text:p text:style-name="P1">L'agriculture</text:p>
      <text:p text:style-name="P5"/>
      <text:p text:style-name="P5">Il y a beaucoup de changement dans la consommation agroalimentaire : </text:p>
      <text:list xml:id="list1220239587" text:style-name="L1">
        <text:list-item>
          <text:p text:style-name="P13">les goûts : plus de viande, plus de poisson → élevage et pêche industriels, pénurie</text:p>
        </text:list-item>
        <text:list-item>
          <text:p text:style-name="P13">Le mode de préparation : surgelés et plats préparés</text:p>
        </text:list-item>
      </text:list>
      <text:p text:style-name="P5"/>
      <text:p text:style-name="P5">La France est un pays agricole : l'agriculture représente 30 milliards (2%) du PIB. </text:p>
      <text:p text:style-name="P5"/>
      <text:p text:style-name="P11"><text:span text:style-name="T2">Référence :</text:span><text:span text:style-name="T1"> « La guerre des Gaules » par Jules César. Une des causes de la guerre des Gaules est la conquête de la Gaule. Cependant, les Gaulois importaient du vin de l'Empire Romain et ils taxaient le vin à l' importation, ce qui a révolté les Romains. </text:span></text:p>
      <text:p text:style-name="P5"/>
      <text:p text:style-name="P5">En 2005, la France est le premier importateur au niveau mondial. Aujourd'hui, les États-Unis, l'Allemagne et la Hollande sont passés devant. </text:p>
      <text:p text:style-name="P5">Il y a 3 pays fortement importateurs en Europe grâce à la PAC (Politique Agricole Commune). Cela a été utile pour sortir de la guerre. Il fallait produire, notamment des denrées alimentaires. </text:p>
      <text:p text:style-name="P11"><text:span text:style-name="T1">La </text:span><text:span text:style-name="T4">PAC</text:span><text:span text:style-name="T3"> </text:span><text:span text:style-name="T1">consomme beaucoup d'argent : 43% du budget communautaire. </text:span></text:p>
      <text:p text:style-name="P5"/>
      <text:p text:style-name="P5"/>
      <text:p text:style-name="P1">La macro économie</text:p>
      <text:p text:style-name="P1"/>
      <text:p text:style-name="P5">Macro : vue des grands équilibres d'un point de vue économique. </text:p>
      <text:p text:style-name="P5"/>
      <text:list xml:id="list1540356283" text:style-name="L2">
        <text:list-item>
          <text:p text:style-name="P14">Commerce internationale</text:p>
        </text:list-item>
        <text:list-item>
          <text:p text:style-name="P14">Économie nationale : PIB, la politique budgétaire et Droit fiscal (ETAT et collectivités territoriales), la dette (peut financer le déficit budgétaire ou déficit au niveau du commerce extérieur), la production, la consommation, le pouvoir d'achat / inflation, le marché du travail / chômage, l'investissement, la monnaie (politique monétaire et financière), la croissance (augmentation du PIB)</text:p>
        </text:list-item>
      </text:list>
      <text:p text:style-name="P5"/>
      <text:p text:style-name="P5"/>
      <text:p text:style-name="P5"/>
      <text:p text:style-name="P4">Chapitre 1 : La mesure de l'activité et des faits économiques</text:p>
      <text:p text:style-name="P6"/>
      <text:p text:style-name="P8"/>
      <text:p text:style-name="P12"><text:span text:style-name="T3">La population</text:span><text:span text:style-name="T1"> </text:span></text:p>
      <text:p text:style-name="P9"/>
      <text:p text:style-name="P9">La France est un pays assez peuplé : 67 millions aujourd'hui et 52 millions en 1974. La population française augmente : natalité (60 000 naissances), mortalité (50 000 décès) et solde migratoire (100 000 personnes). <text:s/></text:p>
      <text:p text:style-name="P9"/>
      <text:p text:style-name="P9">Pyramide des âges : permet de voir qui sont les actifs et les inactifs de demain. </text:p>
      <text:p text:style-name="P8"><text:soft-page-break/>La population active </text:p>
      <text:p text:style-name="P9"/>
      <text:p text:style-name="P9">Le monde du travail s'est féminisé. Lors de la 1GM, les hommes sont partis au front et de ce fait la main d’œuvre a été féminine. Le pays a eu besoin des femmes pendant la guerre. Les femmes représentent 51 % de la population active.</text:p>
      <text:p text:style-name="P9"/>
      <text:p text:style-name="P9">Le droit de vote : 1945 (phénomène récent) </text:p>
      <text:p text:style-name="P9"/>
      <text:p text:style-name="P9"/>
      <text:p text:style-name="P8">Marché du travail</text:p>
      <text:p text:style-name="P9"/>
      <text:p text:style-name="P7">Ralentissement de l'économie</text:p>
      <text:p text:style-name="P7"/>
      <text:list xml:id="list2053493988" text:style-name="L3">
        <text:list-item>
          <text:p text:style-name="P16">Montée du tertiaire et chute du secteur primaire. </text:p>
        </text:list-item>
      </text:list>
      <text:p text:style-name="P9">1959 : 22% de la population active travaillent dans le secteur primaire, 38% dans le secondaire et 39% dans le tertiaire. </text:p>
      <text:p text:style-name="P9">1975 : 11% dans le primaire, 38% dans le secondaire et 50% dans le tertiaire. </text:p>
      <text:p text:style-name="P9">Aujourd'hui : 5% dans le primaire, 20% dans le secondaire et le reste dans le tertiaire. </text:p>
      <text:p text:style-name="P9"/>
      <text:list xml:id="list1754820193" text:style-name="L4">
        <text:list-item>
          <text:p text:style-name="P17">Chômage </text:p>
        </text:list-item>
      </text:list>
      <text:p text:style-name="P9">La crise du pétrole, l' augmentation du prix du pétrole et des matières premières ont augmenté le chômage</text:p>
      <text:p text:style-name="P9">1974 : 630 000 chômeurs</text:p>
      <text:p text:style-name="P9">Aujourd'hui : plus de 3 millions</text:p>
      <text:p text:style-name="P9"/>
      <text:p text:style-name="P9">Les causes : </text:p>
      <text:p text:style-name="P9">→ Causes conjoncturelles : l' économie va moins bien</text:p>
      <text:p text:style-name="P9">→ Causes structurelles : un changement au niveau des structures de l'économie (le secteur primaire devient tertiaire)</text:p>
      <text:p text:style-name="P9">→ Changements sociologiques : la féminisation du travail</text:p>
      <text:p text:style-name="P9"/>
      <text:list xml:id="list2041393499" text:style-name="L5">
        <text:list-item>
          <text:p text:style-name="P18">Prédominance du salariat : type contractuel du travail </text:p>
        </text:list-item>
      </text:list>
      <text:p text:style-name="P9">Années 50 : 62% de la population sont salariés et 37% sont des indépendants (artisans et commerçants)</text:p>
      <text:p text:style-name="P9">Aujourd'hui : 15% sont non salariés</text:p>
      <text:p text:style-name="P9"/>
      <text:list xml:id="list783781446" text:style-name="L6">
        <text:list-item>
          <text:p text:style-name="P19">Natalité et vieillissement</text:p>
        </text:list-item>
      </text:list>
      <text:p text:style-name="P9">Dans les pays développés, il y a un ralentissement de la natalité et les sociétés vieillissent. Le rallongement de la vie influe sur l'économie (les retraites sont plus importantes). </text:p>
      <text:p text:style-name="P9"/>
      <text:list xml:id="list581291458" text:style-name="L7">
        <text:list-item>
          <text:p text:style-name="P20">Ralentissement de la croissance</text:p>
        </text:list-item>
      </text:list>
      <text:p text:style-name="P9">Aujourd'hui il y a une croissance 0 c'est à dire que le PIB à partager en France augmente de 0</text:p>
      <text:p text:style-name="P9">Sans croissance, il y a moins d'impôts et le déficit augmente dû aux résultats des entreprises, de la perte d'emplois (- d'impôts sur le revenu) et la TVA (impôts sur la taxe) est basée sur le PIB. </text:p>
      <text:p text:style-name="P9"/>
      <text:p text:style-name="P9"/>
      <text:p text:style-name="P9"/>
      <text:p text:style-name="P9"/>
      <text:p text:style-name="P9"/>
      <text:p text:style-name="P8"><text:soft-page-break/>Circuits économiques et agrégats de la comptabilité nationale</text:p>
      <text:p text:style-name="P9"/>
      <text:p text:style-name="P12"><text:span text:style-name="T5">Comptabilité privée</text:span><text:span text:style-name="T1"> </text:span></text:p>
      <text:p text:style-name="P9"/>
      <text:p text:style-name="P9">C'est avoir une situation (bénéfice ou perte), c'est la santé financière de l'entreprise.</text:p>
      <text:p text:style-name="P9">Pourquoi faire de la comptabilité ?</text:p>
      <text:p text:style-name="P9">→ Savoir où on en est</text:p>
      <text:p text:style-name="P9">→ Savoir ce qu'il se passe dans l'entreprise</text:p>
      <text:p text:style-name="P9">→ L' État prend 33% du résultat grâce aux bilans de comptabilité (déclaration des bilans)</text:p>
      <text:p text:style-name="P9">→ Pour avoir une comptabilité nationale (code naf)</text:p>
      <text:p text:style-name="P9"/>
      <text:p text:style-name="P9"/>
      <text:p text:style-name="P7">Agents économiques</text:p>
      <text:p text:style-name="P9"/>
      <text:p text:style-name="P9">Les agents sont agrégés :</text:p>
      <text:p text:style-name="P9"/>
      <text:list xml:id="list1293135801" text:style-name="L8">
        <text:list-item>
          <text:p text:style-name="P21">Les ménages</text:p>
        </text:list-item>
      </text:list>
      <text:p text:style-name="P9">Revenu = Consommation + Épargne</text:p>
      <text:p text:style-name="P9">L'épargne est placé en action, dans les banques, dans les immeubles et aussi dans la thésaurisation (argent sous le matelas ou or)</text:p>
      <text:p text:style-name="P9">Ex : L' Inde place son argent dans les bijoux.</text:p>
      <text:p text:style-name="P9">Une partie de la consommation se fait par endettement (achat d'un véhicule)</text:p>
      <text:p text:style-name="P9"/>
      <text:list xml:id="list287141815" text:continue-numbering="true" text:style-name="L8">
        <text:list-item>
          <text:p text:style-name="P21">Les entreprises (non financières)</text:p>
        </text:list-item>
      </text:list>
      <text:p text:style-name="P9">Les investissements se font par des fonds propres soient par l'emprunt. </text:p>
      <text:p text:style-name="P9"/>
      <text:list xml:id="list524318046" text:continue-numbering="true" text:style-name="L8">
        <text:list-item>
          <text:p text:style-name="P21">Les administrations : l' État et les collectivités territoriales (département, commune et région qui dépendent de la constitution d'un pays)</text:p>
        </text:list-item>
      </text:list>
      <text:p text:style-name="P9">Les ressources de l’ État sont les impôts, les taxes, les donations. Il est possible de payer des impôts avec des marchandises (œuvre d'art). </text:p>
      <text:p text:style-name="P9">L’ État, avec ces impôts, paye des fonctionnaires, verse des aides aux particuliers et aux entreprise (prestations familiales, aide au logement, aide à la casse ...). </text:p>
      <text:p text:style-name="P9">L’ État est un consommateur, il achète des biens et services (voitures, prestations informatiques …). Des biens et services peuvent aussi s'acheter à l'extérieur et inversement (importation et exportation). </text:p>
      <text:p text:style-name="P9"/>
      <text:list xml:id="list1098322256" text:continue-numbering="true" text:style-name="L8">
        <text:list-item>
          <text:p text:style-name="P21">Les sociétés financières : les banques et les assurances</text:p>
        </text:list-item>
        <text:list-item>
          <text:p text:style-name="P21">Les associations à but non lucratif qui représentent des services importants dans une économie. Elles s'occupent de services que l'État n'a pas à faire (ex : la croix rouge)</text:p>
        </text:list-item>
        <text:list-item>
          <text:p text:style-name="P21">L'extérieur : les autres pays</text:p>
        </text:list-item>
      </text:list>
      <text:p text:style-name="P9"/>
      <text:p text:style-name="P9"/>
      <text:p text:style-name="P7">Les marchés</text:p>
      <text:p text:style-name="P9"/>
      <text:list xml:id="list41550519" text:style-name="L9">
        <text:list-item>
          <text:p text:style-name="P22">Marché du travail</text:p>
        </text:list-item>
        <text:list-item>
          <text:p text:style-name="P22">Marché d'échange (monnaie)</text:p>
        </text:list-item>
        <text:list-item>
          <text:p text:style-name="P22">Marché des biens et services</text:p>
        </text:list-item>
        <text:list-item>
          <text:p text:style-name="P22">Marché des capitaux qui fixent les taux d'intérêts (national ou international)</text:p>
        </text:list-item>
      </text:list>
      <text:p text:style-name="P10"/>
      <text:p text:style-name="P10"><draw:custom-shape text:anchor-type="paragraph" draw:z-index="0" draw:style-name="gr1" draw:text-style-name="P28" svg:width="2.488cm" svg:height="1.968cm" svg:x="7.061cm" svg:y="0.056cm"><text:p text:style-name="P27"><text:span text:style-name="T1">Marché des </text:span></text:p><text:p text:style-name="P27"><text:span text:style-name="T1">facteur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10"><draw:custom-shape text:anchor-type="paragraph" draw:z-index="3" draw:style-name="gr1" draw:text-style-name="P28" svg:width="2.885cm" svg:height="1.112cm" svg:x="11.718cm" svg:y="2.039cm"><text:p text:style-name="P27"><text:span text:style-name="T1">Entreprise</text:span></text:p><draw:enhanced-geometry svg:viewBox="0 0 21600 21600" draw:type="rectangle" draw:enhanced-path="M 0 0 L 21600 0 21600 21600 0 21600 0 0 Z N"/></draw:custom-shape><draw:custom-shape text:anchor-type="paragraph" draw:z-index="2" draw:style-name="gr1" draw:text-style-name="P29" svg:width="2.885cm" svg:height="1.112cm" svg:x="1.055cm" svg:y="2.171cm"><text:p text:style-name="P27"><text:span text:style-name="T6">Ménage</text:span></text:p><draw:enhanced-geometry svg:viewBox="0 0 21600 21600" draw:type="rectangle" draw:enhanced-path="M 0 0 L 21600 0 21600 21600 0 21600 0 0 Z N"/></draw:custom-shape><draw:line text:anchor-type="paragraph" draw:z-index="8" draw:style-name="gr3" draw:text-style-name="P27" svg:x1="6.876cm" svg:y1="0.24cm" svg:x2="1.796cm" svg:y2="2.171cm"><text:p/></draw:line></text:p>
      <text:p text:style-name="P10"><draw:line text:anchor-type="paragraph" draw:z-index="9" draw:style-name="gr3" draw:text-style-name="P27" svg:x1="12.432cm" svg:y1="1.552cm" svg:x2="9.548cm" svg:y2="0.009cm"><text:p/></draw:line></text:p>
      <text:p text:style-name="P10"><draw:line text:anchor-type="paragraph" draw:z-index="4" draw:style-name="gr2" draw:text-style-name="P27" svg:x1="3.939cm" svg:y1="1.356cm" svg:x2="7.273cm" svg:y2="0.051cm"><text:p/></draw:line><draw:line text:anchor-type="paragraph" draw:z-index="6" draw:style-name="gr2" draw:text-style-name="P27" svg:x1="9.548cm" svg:y1="0.034cm" svg:x2="11.718cm" svg:y2="1.348cm"><text:p/></draw:line></text:p>
      <text:p text:style-name="P10"><draw:custom-shape text:anchor-type="paragraph" draw:z-index="1" draw:style-name="gr1" draw:text-style-name="P28" svg:width="3.361cm" svg:height="2.304cm" svg:x="6.69cm" svg:y="0.365cm"><text:p text:style-name="P27"><text:span text:style-name="T1">Marché des </text:span></text:p><text:p text:style-name="P27"><text:span text:style-name="T1">biens et service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0"><draw:line text:anchor-type="paragraph" draw:z-index="11" draw:style-name="gr3" draw:text-style-name="P27" svg:x1="3.939cm" svg:y1="0.24cm" svg:x2="6.849cm" svg:y2="0.531cm"><text:p/></draw:line><draw:line text:anchor-type="paragraph" draw:z-index="10" draw:style-name="gr3" draw:text-style-name="P27" svg:x1="10.051cm" svg:y1="0.716cm" svg:x2="11.718cm" svg:y2="0.39cm"><text:p/></draw:line></text:p>
      <text:p text:style-name="P10"><draw:line text:anchor-type="paragraph" draw:z-index="7" draw:style-name="gr2" draw:text-style-name="P27" svg:x1="12.193cm" svg:y1="0.229cm" svg:x2="9.574cm" svg:y2="0.855cm"><text:p/></draw:line><draw:line text:anchor-type="paragraph" draw:z-index="5" draw:style-name="gr2" draw:text-style-name="P27" svg:x1="6.691cm" svg:y1="0.485cm" svg:x2="3.939cm" svg:y2="0.247cm"><text:p/></draw:line></text:p>
      <text:p text:style-name="P10"/>
      <text:p text:style-name="P10"/>
      <text:p text:style-name="P10"/>
      <text:p text:style-name="P9">___ flux monétaire</text:p>
      <text:p text:style-name="P9">- - - flux réel</text:p>
      <text:p text:style-name="P9"/>
      <text:p text:style-name="P9">Toute l'économie est basée sur la confiance que l'on a dans la monnaie</text:p>
      <text:p text:style-name="P9"/>
      <text:p text:style-name="P9"/>
      <text:p text:style-name="P7">Comment mesure-t-on l'économie ? Les agrégats économiques</text:p>
      <text:p text:style-name="P9"/>
      <text:list xml:id="list1670265958" text:style-name="L10">
        <text:list-item>
          <text:p text:style-name="P23">PIB (Produit Intérieur Brut) </text:p>
        </text:list-item>
      </text:list>
      <text:p text:style-name="P9">PIB = Somme des valeurs ajoutées (des entreprises)</text:p>
      <text:p text:style-name="P9">Si le PIB augmente → Croissance <text:s/></text:p>
      <text:p text:style-name="P9">Si le PIB diminue → Récession (à partir du moment où il y a une baisse du PIB sur 2 trimestres)</text:p>
      <text:p text:style-name="P9"/>
      <text:p text:style-name="P9">- PIB marchand : sur le marché, ce qui est payant.</text:p>
      <text:p text:style-name="P9">- PIB non marchand : le prix demandé est nul voire non significatif (la santé [12% de l'économie globale de la France], l'éducation).</text:p>
      <text:p text:style-name="P9">- PIB à prix constant : on tient compte du taux d'inflation</text:p>
      <text:p text:style-name="P9">- PIB nominal : on ne tient compte que de la valeur nominal</text:p>
      <text:p text:style-name="P9"/>
      <text:p text:style-name="P9">SCEN : C'est une norme internationale pour comparer les pays entre eux grâce au PIB. Elle permet de déterminer des politiques économiques. Développée après la 2GM. </text:p>
      <text:p text:style-name="P9"/>
      <text:list xml:id="list1295787550" text:style-name="L11">
        <text:list-item>
          <text:p text:style-name="P24">PNB (Produit National Brut)</text:p>
        </text:list-item>
      </text:list>
      <text:p text:style-name="P9">PNB = PIB + revenus entrants et sortants du reste du monde</text:p>
      <text:p text:style-name="P9"/>
      <text:list xml:id="list992670753" text:style-name="L12">
        <text:list-item>
          <text:p text:style-name="P25">Comptes satellites : Des comptes spécialisés pour des secteurs d'activité (la santé, le logement)</text:p>
          <text:p text:style-name="P25"/>
        </text:list-item>
        <text:list-item>
          <text:p text:style-name="P25">Comptes de patrimoine : Ils permettent de connaître le patrimoine d'un pays (maisons, entreprises, meubles...), savoir s'il y a un enrichissement ou au appauvrissement. </text:p>
          <text:p text:style-name="P25"/>
        </text:list-item>
      </text:list>
      <text:list xml:id="list236669851" text:style-name="L13">
        <text:list-item>
          <text:p text:style-name="P26">Consommation</text:p>
          <text:p text:style-name="P26"/>
        </text:list-item>
        <text:list-item>
          <text:p text:style-name="P26">FBCF (Formation Brut de capital fixe) : achat de biens durables</text:p>
        </text:list-item>
      </text:list>
      <text:p text:style-name="P9"/>
      <text:list xml:id="list312925130" text:continue-numbering="true" text:style-name="L13">
        <text:list-item>
          <text:p text:style-name="P26">Épargne </text:p>
        </text:list-item>
      </text:list>
      <text:p text:style-name="P9">C'est la part des ressources du revenu des ménages disponibles pour ne pas être consommé dans l'immédiat. </text:p>
      <text:p text:style-name="P9"><text:soft-page-break/>/*</text:p>
      <text:p text:style-name="P9">Partie de Laurent </text:p>
      <text:p text:style-name="P9">*/</text:p>
      <text:p text:style-name="P9">Code de l'action sociale et des familles</text:p>
      <text:p text:style-name="P9"><text:tab/>Aide à la famille, aux personnes agées … </text:p>
      <text:p text:style-name="P9">Code de l'artisanat</text:p>
      <text:p text:style-name="P9"><text:tab/>? </text:p>
      <text:p text:style-name="P9">Code des assurances</text:p>
      <text:p text:style-name="P9"><text:tab/>Comment on devient assurance, qui peut les vendres, qui repésente ? </text:p>
      <text:p text:style-name="P9">Code de l'aviation civile</text:p>
      <text:p text:style-name="P9"><text:tab/>Règles imposer aux agens naviguants, aux aérodromes. </text:p>
      <text:p text:style-name="P9">Code du cinéma et de l'image animée</text:p>
      <text:p text:style-name="P9"><text:tab/>? </text:p>
      <text:p text:style-name="P9">Code civil</text:p>
      <text:p text:style-name="P9"><text:tab/>Regles générales des contrats. Gestion de l'immobilier. Règles commune pour les contrats. Droits de la famille (Divorce/mariage/pacs). C'est le premier code fondateur qui existe depuis Napoléon. </text:p>
      <text:p text:style-name="P9">Code de commerce</text:p>
      <text:p text:style-name="P9"><text:tab/>Organisation des sociétés commerciales, tribunaux, drois de la faillite, les baux commerciaux. </text:p>
      <text:p text:style-name="P9">Code des communes</text:p>
      <text:p text:style-name="P9"><text:tab/>Fonctionnements, regles des fonctionnaires térritoriaux.</text:p>
      <text:p text:style-name="P9">Code des communes de la Nouvelle-Calédonie</text:p>
      <text:p text:style-name="P9"><text:tab/>OSEF</text:p>
      <text:p text:style-name="P9">Code de la consommation</text:p>
      <text:p text:style-name="P9"><text:tab/>Pratiques cmmerciales, protection du consommateur, fraudes</text:p>
      <text:p text:style-name="P9">Code de la construction et de l'habitation</text:p>
      <text:p text:style-name="P9"><text:tab/>Regles pour batir des batiments/ démolir. </text:p>
      <text:p text:style-name="P9">Code de la défense</text:p>
      <text:p text:style-name="P9"><text:tab/>Regles adressés aux arlées </text:p>
      <text:p text:style-name="P9"/>
      <text:p text:style-name="P9">Code de déontologie de la Police nationale</text:p>
      <text:p text:style-name="P9">Code de déontologie des agents de Police municipale</text:p>
      <text:p text:style-name="P9"><text:tab/>Regles droits/pas droit. </text:p>
      <text:p text:style-name="P9"/>
      <text:p text:style-name="P9">Code de déontologie des architectes</text:p>
      <text:p text:style-name="P9"><text:tab/>lient client / vendeur</text:p>
      <text:p text:style-name="P9">Code disciplinaire et pénal de la marine marchande</text:p>
      <text:p text:style-name="P9"><text:tab/>déontologie. </text:p>
      <text:p text:style-name="P9">Code du domaine de l'État</text:p>
      <text:p text:style-name="P9"><text:tab/>Propriétaire foncié important. Regles sur la cessions ou l'acquision d'une bien. Ce ne sont pas les mêmes règles que Mr Toutlemonde. </text:p>
      <text:p text:style-name="P9"></text:p>
      <text:p text:style-name="P9">Code du domaine de l'État et des collectivités publiques applicable à la collectivité territoriale de Mayotte </text:p>
      <text:p text:style-name="P9"><text:tab/>IDEM</text:p>
      <text:p text:style-name="P9">Code du domaine public fluvial et de la navigation intérieure</text:p>
      <text:p text:style-name="P9"><text:tab/>Idem</text:p>
      <text:p text:style-name="P9">Code des douanes</text:p>
      <text:p text:style-name="P9"><text:tab/>Import/Export. Lutte contre la contrefacon, stupéfiants. </text:p>
      <text:p text:style-name="P9"><text:soft-page-break/>Code des douanes de Mayotte</text:p>
      <text:p text:style-name="P9"><text:tab/>IDEM</text:p>
      <text:p text:style-name="P9">Code de l'éducation</text:p>
      <text:p text:style-name="P9"><text:tab/>Regles de l'enseignement superieur/ primaire/secondaire. </text:p>
      <text:p text:style-name="P9">Code électoral</text:p>
      <text:p text:style-name="P9"><text:tab/></text:p>
      <text:p text:style-name="P9">Code de l'énergie</text:p>
      <text:p text:style-name="P9"><text:tab/>Client/vendeur</text:p>
      <text:p text:style-name="P9">Code de l'entrée et du séjour des étrangers et du droit d'asile</text:p>
      <text:p text:style-name="P9"><text:tab/>« ne mérite pas de discusions »</text:p>
      <text:p text:style-name="P9">Code de l'environnement</text:p>
      <text:p text:style-name="P9"><text:tab/>Problèmes de pollution, </text:p>
      <text:p text:style-name="P9">Code de l'expropriation pour cause d'utilité publique</text:p>
      <text:p text:style-name="P9"><text:tab/>La puissance publique ne peut récupérer le bien d'autrui, mais que par une indemnisation juste. </text:p>
      <text:p text:style-name="P9">Code de la famille et de l'aide sociale</text:p>
      <text:p text:style-name="P9"><text:tab/>deja vu</text:p>
      <text:p text:style-name="P9">Code forestier</text:p>
      <text:p text:style-name="P9"><text:tab/>Code de la fôret</text:p>
      <text:p text:style-name="P9">Code général de la propriété des personnes publiques</text:p>
      <text:p text:style-name="P9"><text:tab/>no comment</text:p>
      <text:p text:style-name="P9">Code général des collectivités territoriales</text:p>
      <text:p text:style-name="P9"><text:tab/>Concerne les régions et les département</text:p>
      <text:p text:style-name="P9">Code général des impôts, doté de quatre annexes</text:p>
      <text:p text:style-name="P9"><text:tab/>Reglement des impots, et autres taxes. </text:p>
      <text:p text:style-name="P9">Code des instruments monétaires et des médailles</text:p>
      <text:p text:style-name="P9"><text:tab/>no comment</text:p>
      <text:p text:style-name="P9">Code des juridictions financières</text:p>
      <text:p text:style-name="P9"><text:tab/>Defini le delit d'initié, agence qui vérifie l'absence de bidouille. </text:p>
      <text:p text:style-name="P9">Code de justice administrative</text:p>
      <text:p text:style-name="P9"><text:tab/>Regler les différents avec l'Etat ou les collectivités territoriales </text:p>
      <text:p text:style-name="P9">Code de justice militaire</text:p>
      <text:p text:style-name="P9"><text:tab/>Militaire à des droits et devoir. </text:p>
      <text:p text:style-name="P9">Code de la Légion d'honneur et de la médaille militaire</text:p>
      <text:p text:style-name="P9"><text:tab/>LOL </text:p>
      <text:p text:style-name="P9">Livre des procédures fiscales</text:p>
      <text:p text:style-name="P9"><text:tab/>Est'ce que les impots on bien été déclarés ? etc</text:p>
      <text:p text:style-name="P9">Code des marchés publics</text:p>
      <text:p text:style-name="P9"><text:tab/>Deja Vu. L'Etat pour ses achats, doit faire des appels d'offre.</text:p>
      <text:p text:style-name="P9">Code minier</text:p>
      <text:p text:style-name="P9"><text:tab/>minier + carrière</text:p>
      <text:p text:style-name="P9">Code monétaire et financier</text:p>
      <text:p text:style-name="P9"><text:tab/>limpide</text:p>
      <text:p text:style-name="P9">Code de la mutualité</text:p>
      <text:p text:style-name="P9"><text:tab/>//</text:p>
      <text:p text:style-name="P9">Code de l'organisation judiciaire</text:p>
      <text:p text:style-name="P9"><text:tab/>Séparation des pouvoir. Mais le judiciaire à une certaine organisation. </text:p>
      <text:p text:style-name="P9">Code du patrimoine</text:p>
      <text:p text:style-name="P9"><text:tab/>momunments</text:p>
      <text:p text:style-name="P9">Code pénal</text:p>
      <text:p text:style-name="P9"><text:soft-page-break/><text:tab/>délits/crimes → peines </text:p>
      <text:p text:style-name="P9">Code des pensions civiles et militaires de retraite</text:p>
      <text:p text:style-name="P9"><text:tab/>limpide</text:p>
      <text:p text:style-name="P9">Code des pensions de retraite des marins français du commerce, de pêche ou de plaisance</text:p>
      <text:p text:style-name="P9"><text:tab/></text:p>
      <text:p text:style-name="P9">Code des pensions militaires d'invalidité et des victimes de la guerre</text:p>
      <text:p text:style-name="P9"/>
      <text:p text:style-name="P9">Code des ports maritimes</text:p>
      <text:p text:style-name="P9"/>
      <text:p text:style-name="P9">Code des postes et des communications électroniques</text:p>
      <text:p text:style-name="P9"/>
      <text:p text:style-name="P9">Code de procédure civile</text:p>
      <text:p text:style-name="P9"/>
      <text:p text:style-name="P9">Code de procédure pénale</text:p>
      <text:p text:style-name="P9"/>
      <text:p text:style-name="P9">Code de la propriété intellectuelle</text:p>
      <text:p text:style-name="P9"/>
      <text:p text:style-name="P9">Code de la recherche</text:p>
      <text:p text:style-name="P9"/>
      <text:p text:style-name="P9">Code de la route</text:p>
      <text:p text:style-name="P9"/>
      <text:p text:style-name="P9">Code rural et de la pêche maritime</text:p>
      <text:p text:style-name="P9"/>
      <text:p text:style-name="P9">Code de la santé publique</text:p>
      <text:p text:style-name="P9"/>
      <text:p text:style-name="P9">Code de la sécurité intérieure</text:p>
      <text:p text:style-name="P9"/>
      <text:p text:style-name="P9">Code de la sécurité sociale</text:p>
      <text:p text:style-name="P9"/>
      <text:p text:style-name="P9">Code du service national</text:p>
      <text:p text:style-name="P9"/>
      <text:p text:style-name="P9">Code du sport</text:p>
      <text:p text:style-name="P9"/>
      <text:p text:style-name="P9">Code du tourisme</text:p>
      <text:p text:style-name="P9"/>
      <text:p text:style-name="P9">Code des transports</text:p>
      <text:p text:style-name="P9"/>
      <text:p text:style-name="P9">Code du travail</text:p>
      <text:p text:style-name="P9"/>
      <text:p text:style-name="P9">Code du travail applicable à Mayotte</text:p>
      <text:p text:style-name="P9"/>
      <text:p text:style-name="P9">Code du travail maritime</text:p>
      <text:p text:style-name="P9"/>
      <text:p text:style-name="P9">Code de l'urbanisme</text:p>
      <text:p text:style-name="P9"/>
      <text:p text:style-name="P9">Code de la voirie routière</text:p>
      <text:p text:style-name="P9">2</text:p>
      <text:p text:style-name="P9">/*</text:p>
      <text:p text:style-name="P9">Fin Partie de Laurent</text:p>
      <text:p text:style-name="P9"><text:soft-page-break/>*/</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mono"/>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Extrémités_20_de_20_flèche_20_1" draw:display-name="Extrémités de flèche 1"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Zen Hei Mono"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UIL </meta:initial-creator>
    <meta:creation-date>2013-02-27T14:06:25</meta:creation-date>
    <dc:date>2013-03-06T15:44:13</dc:date>
    <dc:creator>Laurent </dc:creator>
    <meta:editing-duration>PT2H5M29S</meta:editing-duration>
    <meta:editing-cycles>22</meta:editing-cycles>
    <meta:generator>LibreOffice/3.5$Linux_x86 LibreOffice_project/350m1$Build-2</meta:generator>
    <meta:document-statistic meta:table-count="0" meta:image-count="0" meta:object-count="0" meta:page-count="8" meta:paragraph-count="216" meta:word-count="1795" meta:character-count="10989" meta:non-whitespace-character-count="9257"/>
  </office:meta>
</office:document-meta>
</file>